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5c524" officeooo:paragraph-rsid="0015c524"/>
    </style:style>
    <style:style style:name="P2" style:family="paragraph" style:parent-style-name="Preformatted_20_Text">
      <style:paragraph-properties fo:text-align="start" style:justify-single-word="false"/>
      <style:text-properties officeooo:rsid="0015c524" officeooo:paragraph-rsid="0015c524"/>
    </style:style>
    <style:style style:name="P3" style:family="paragraph" style:parent-style-name="Preformatted_20_Text">
      <style:paragraph-properties fo:text-align="start" style:justify-single-word="false"/>
      <style:text-properties style:text-position="0% 100%" officeooo:rsid="0015c524" officeooo:paragraph-rsid="0015c52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70744"/>
    </style:style>
    <style:style style:name="T3" style:family="text">
      <style:text-properties style:text-position="0% 100%"/>
    </style:style>
    <style:style style:name="T4" style:family="text">
      <style:text-properties officeooo:rsid="0016edcb"/>
    </style:style>
    <style:style style:name="T5" style:family="text">
      <style:text-properties officeooo:rsid="00170744"/>
    </style:style>
    <style:style style:name="T6" style:family="text">
      <style:text-properties officeooo:rsid="00179b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ular Expressions</text:p>
      <text:p text:style-name="P2"/>
      <text:p text:style-name="P2">Identifier: <text:span text:style-name="T5">(</text:span>letter<text:span text:style-name="T5">)</text:span><text:span text:style-name="T3"> (letter | digit)</text:span><text:span text:style-name="T1">*</text:span><text:span text:style-name="T3"> (letter</text:span><text:span text:style-name="T1">*</text:span><text:span text:style-name="T3"> | $)</text:span></text:p>
      <text:p text:style-name="P2"/>
      <text:p text:style-name="P2">Integer:<text:tab/>(digit)<text:span text:style-name="T1">+</text:span></text:p>
      <text:p text:style-name="P2"/>
      <text:p text:style-name="P2">Real: <text:tab/>(digit)<text:span text:style-name="T1">+</text:span>.(digit)<text:span text:style-name="T1">+</text:span></text:p>
      <text:p text:style-name="P2"><text:span text:style-name="T1"/></text:p>
      <text:p text:style-name="P3">Separator:<text:tab/>%% | ( | ) | { | } | [ | ] | , | : <text:span text:style-name="T4">| ;</text:span></text:p>
      <text:p text:style-name="P3"/>
      <text:p text:style-name="P3">Operator:<text:tab/>\ | * | + | - | &gt; | &lt; | =&gt; | =&lt; <text:span text:style-name="T6">| = | ^=</text:span></text:p>
      <text:p text:style-name="P3"/>
      <text:p text:style-name="P3">Keyword:<text:tab/>if | else | elseif | while | function | <text:span text:style-name="T4">return | int | boolean | real | <text:tab/><text:tab/>put | get | true | false</text:span></text:p>
      <text:p text:style-name="P3"/>
      <text:p text:style-name="P3">Comment:<text:tab/>! <text:span text:style-name="T5">(letter | digit | symbol)</text:span><text:span text:style-name="T2">*</text:span><text:span text:style-name="T5">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17:15:08.616092854</dc:date>
    <meta:editing-duration>PT2H47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88" meta:character-count="357" meta:non-whitespace-character-count="274"/>
  </office:meta>
</office:document-meta>
</file>